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0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20b2aa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>
      <style:map style:condition="cell-content()&gt;10" style:apply-style-name="Unbenannt1" style:base-cell-address="Tabelle1.F1"/>
    </style:style>
    <style:style style:name="ce5" style:family="table-cell" style:parent-style-name="Default" style:data-style-name="N1">
      <style:map style:condition="cell-content()&gt;10" style:apply-style-name="Unbenannt1" style:base-cell-address="Tabelle1.F1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last 20 years</text:p>
          </table:table-cell>
          <table:table-cell/>
          <table:table-cell office:value-type="string" calcext:value-type="string">
            <text:p>last 10 years</text:p>
          </table:table-cell>
          <table:table-cell table:number-columns-repeated="3"/>
          <table:table-cell office:value-type="string" calcext:value-type="string">
            <text:p>scor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% of agricultural GVA produced by irrigated agriculture 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/>
          <table:table-cell table:style-name="ce5" table:formula="of:=[.D3]/1670*100" office:value-type="float" office:value="2.03592814371258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% of agricultural water managed area equipped for irrigation 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/>
          <table:table-cell table:style-name="ce5" table:formula="of:=[.D4]/1670*100" office:value-type="float" office:value="2.3952095808383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% of area equipped for full control irrigation actually irrigated 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3" office:value-type="float" office:value="62" calcext:value-type="float">
            <text:p>62</text:p>
          </table:table-cell>
          <table:table-cell/>
          <table:table-cell table:style-name="ce5" table:formula="of:=[.D5]/1670*100" office:value-type="float" office:value="3.712574850299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% of the cultivated area equipped for irrigation 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/>
          <table:table-cell table:style-name="ce5" table:formula="of:=[.D6]/1670*100" office:value-type="float" office:value="1.19760479041916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 of total country area cultivated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7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cultural water withdrawal 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/>
          <table:table-cell table:style-name="ce5" table:formula="of:=[.D8]/1670*100" office:value-type="float" office:value="0.658682634730539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cultural water withdrawal as % of total renewable water resources 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/>
          <table:table-cell table:style-name="ce5" table:formula="of:=[.D9]/1670*100" office:value-type="float" office:value="0.658682634730539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cultural water withdrawal as % of total water withdrawal 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/>
          <table:table-cell table:style-name="ce5" table:formula="of:=[.D10]/1670*100" office:value-type="float" office:value="0.658682634730539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culture, value added (% GDP)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11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culture, value added to GDP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12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ble land area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13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equipped for full control irrigation: actually irrigated 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3" office:value-type="float" office:value="56" calcext:value-type="float">
            <text:p>56</text:p>
          </table:table-cell>
          <table:table-cell/>
          <table:table-cell table:style-name="ce5" table:formula="of:=[.D14]/1670*100" office:value-type="float" office:value="3.35329341317365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equipped for full control irrigation: total 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/>
          <table:table-cell table:style-name="ce5" table:formula="of:=[.D15]/1670*100" office:value-type="float" office:value="1.19760479041916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a equipped for irrigation: total 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/>
          <table:table-cell table:style-name="ce5" table:formula="of:=[.D16]/1670*100" office:value-type="float" office:value="1.19760479041916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tivated area (arable land + permanent crops)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17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 capacity per capita </text:p>
          </table:table-cell>
          <table:table-cell office:value-type="float" office:value="271" calcext:value-type="float">
            <text:p>271</text:p>
          </table:table-cell>
          <table:table-cell/>
          <table:table-cell table:style-name="ce3" office:value-type="float" office:value="139" calcext:value-type="float">
            <text:p>139</text:p>
          </table:table-cell>
          <table:table-cell/>
          <table:table-cell table:style-name="ce5" table:formula="of:=[.D18]/1670*100" office:value-type="float" office:value="8.32335329341317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pendency ratio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19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ironmental Flow Requirements 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3" office:value-type="float" office:value="180" calcext:value-type="float">
            <text:p>180</text:p>
          </table:table-cell>
          <table:table-cell/>
          <table:table-cell table:style-name="ce5" table:formula="of:=[.D20]/1670*100" office:value-type="float" office:value="10.7784431137725" calcext:value-type="float">
            <text:p>1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DP Deflator (2015)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21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DP per capita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22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ross Domestic Product (GDP)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23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ndwater produced internally 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/>
          <table:table-cell table:style-name="ce5" table:formula="of:=[.D24]/1670*100" office:value-type="float" office:value="2.3952095808383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ndwater: accounted inflow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25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ndwater: accounted outflow to other countries 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3" office:value-type="float" office:value="370" calcext:value-type="float">
            <text:p>370</text:p>
          </table:table-cell>
          <table:table-cell/>
          <table:table-cell table:style-name="ce5" table:formula="of:=[.D26]/1670*100" office:value-type="float" office:value="22.1556886227545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ndwater: entering the country (total)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27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undwater: leaving the country to other countries (total) </text:p>
          </table:table-cell>
          <table:table-cell office:value-type="float" office:value="740" calcext:value-type="float">
            <text:p>740</text:p>
          </table:table-cell>
          <table:table-cell/>
          <table:table-cell table:style-name="ce3" office:value-type="float" office:value="370" calcext:value-type="float">
            <text:p>370</text:p>
          </table:table-cell>
          <table:table-cell/>
          <table:table-cell table:style-name="ce5" table:formula="of:=[.D28]/1670*100" office:value-type="float" office:value="22.1556886227545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man Development Index (HDI) [highest = 1] 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/>
          <table:table-cell table:style-name="ce5" table:formula="of:=[.D29]/1670*100" office:value-type="float" office:value="2.3952095808383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al water withdrawal 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/>
          <table:table-cell table:style-name="ce5" table:formula="of:=[.D30]/1670*100" office:value-type="float" office:value="0.718562874251497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al water withdrawal as % of total water withdrawal 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/>
          <table:table-cell table:style-name="ce5" table:formula="of:=[.D31]/1670*100" office:value-type="float" office:value="0.718562874251497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y, value added to GDP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32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-term average annual precipitation in depth 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table:style-name="ce5" table:formula="of:=[.D33]/1670*100" office:value-type="float" office:value="0.59880239520958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-term average annual precipitation in volume 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table:style-name="ce5" table:formula="of:=[.D34]/1670*100" office:value-type="float" office:value="0.59880239520958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G 7.5. Freshwater withdrawal as % of total renewable water resources 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/>
          <table:table-cell table:style-name="ce5" table:formula="of:=[.D35]/1670*100" office:value-type="float" office:value="0.658682634730539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icipal water withdrawal 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table:style-name="ce5" table:formula="of:=[.D36]/1670*100" office:value-type="float" office:value="0.59880239520958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icipal water withdrawal as % of total withdrawal 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/>
          <table:table-cell table:style-name="ce5" table:formula="of:=[.D37]/1670*100" office:value-type="float" office:value="0.658682634730539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ional Rainfall Index (NRI) 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3" office:value-type="float" office:value="128" calcext:value-type="float">
            <text:p>128</text:p>
          </table:table-cell>
          <table:table-cell/>
          <table:table-cell table:style-name="ce5" table:formula="of:=[.D38]/1670*100" office:value-type="float" office:value="7.66467065868264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lap between surface water and groundwater 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/>
          <table:table-cell table:style-name="ce5" table:formula="of:=[.D39]/1670*100" office:value-type="float" office:value="2.3952095808383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lap: between surface water and groundwater 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/>
          <table:table-cell table:style-name="ce5" table:formula="of:=[.D40]/1670*100" office:value-type="float" office:value="2.3952095808383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manent crops area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41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ulation density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42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tio between rainfed and irrigated yields 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3" office:value-type="float" office:value="110" calcext:value-type="float">
            <text:p>110</text:p>
          </table:table-cell>
          <table:table-cell/>
          <table:table-cell table:style-name="ce5" table:formula="of:=[.D43]/1670*100" office:value-type="float" office:value="6.58682634730539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al population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44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al population with access to safe drinking-water (JMP)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45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 6.4.1. Industrial Water Use Efficiency 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/>
          <table:table-cell table:style-name="ce5" table:formula="of:=[.D46]/1670*100" office:value-type="float" office:value="1.31736526946108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 6.4.1. Irrigated Agriculture Water Use Efficiency </text:p>
          </table:table-cell>
          <table:table-cell office:value-type="float" office:value="297" calcext:value-type="float">
            <text:p>297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/>
          <table:table-cell table:style-name="ce5" table:formula="of:=[.D47]/1670*100" office:value-type="float" office:value="2.09580838323353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 6.4.1. Services Water Use Efficiency 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table:style-name="ce5" table:formula="of:=[.D48]/1670*100" office:value-type="float" office:value="0.59880239520958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 6.4.1. Water Use Efficiency 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3" office:value-type="float" office:value="46" calcext:value-type="float">
            <text:p>46</text:p>
          </table:table-cell>
          <table:table-cell/>
          <table:table-cell table:style-name="ce5" table:formula="of:=[.D49]/1670*100" office:value-type="float" office:value="2.75449101796407" calcext:value-type="float">
            <text:p>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DG 6.4.2. Water Stress 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/>
          <table:table-cell table:style-name="ce5" table:formula="of:=[.D50]/1670*100" office:value-type="float" office:value="0.658682634730539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ices, value added to GDP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51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water produced internally 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/>
          <table:table-cell table:style-name="ce5" table:formula="of:=[.D52]/1670*100" office:value-type="float" office:value="1.79640718562874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water: accounted flow of border rivers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53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water: accounted inflow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54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water: entering the country (total)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55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water: inflow not submitted to treaties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56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water: inflow secured through treaties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57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water: inflow submitted to treaties 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/>
          <table:table-cell table:style-name="ce5" table:formula="of:=[.D58]/1670*100" office:value-type="float" office:value="1.19760479041916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water: leaving the country to other countries (total) 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3" office:value-type="float" office:value="60" calcext:value-type="float">
            <text:p>60</text:p>
          </table:table-cell>
          <table:table-cell/>
          <table:table-cell table:style-name="ce5" table:formula="of:=[.D59]/1670*100" office:value-type="float" office:value="3.59281437125749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water: outflow to other countries not submitted to treaties 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/>
          <table:table-cell table:style-name="ce5" table:formula="of:=[.D60]/1670*100" office:value-type="float" office:value="5.38922155688623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water: outflow to other countries secured through treaties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61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water: outflow to other countries submitted to treaties 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3" office:value-type="float" office:value="90" calcext:value-type="float">
            <text:p>90</text:p>
          </table:table-cell>
          <table:table-cell/>
          <table:table-cell table:style-name="ce5" table:formula="of:=[.D62]/1670*100" office:value-type="float" office:value="5.38922155688623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water: total external renewable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63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face water: total flow of border rivers 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3" office:value-type="float" office:value="50" calcext:value-type="float">
            <text:p>50</text:p>
          </table:table-cell>
          <table:table-cell/>
          <table:table-cell table:style-name="ce5" table:formula="of:=[.D64]/1670*100" office:value-type="float" office:value="2.9940119760479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agricultural water managed area 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/>
          <table:table-cell table:style-name="ce5" table:formula="of:=[.D65]/1670*100" office:value-type="float" office:value="1.19760479041916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area of the country (excl. coastal water)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66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am capacity </text:p>
          </table:table-cell>
          <table:table-cell office:value-type="float" office:value="271" calcext:value-type="float">
            <text:p>271</text:p>
          </table:table-cell>
          <table:table-cell/>
          <table:table-cell table:style-name="ce3" office:value-type="float" office:value="139" calcext:value-type="float">
            <text:p>139</text:p>
          </table:table-cell>
          <table:table-cell/>
          <table:table-cell table:style-name="ce5" table:formula="of:=[.D67]/1670*100" office:value-type="float" office:value="8.32335329341317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freshwater withdrawal 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/>
          <table:table-cell table:style-name="ce5" table:formula="of:=[.D68]/1670*100" office:value-type="float" office:value="0.658682634730539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internal renewable water resources (IRWR) 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table:style-name="ce5" table:formula="of:=[.D69]/1670*100" office:value-type="float" office:value="0.59880239520958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internal renewable water resources per capita 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table:style-name="ce5" table:formula="of:=[.D70]/1670*100" office:value-type="float" office:value="0.59880239520958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population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71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tal population with access to safe drinking-water (JMP)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72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renewable groundwater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73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renewable surface water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74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renewable water resources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75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renewable water resources per capita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76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water withdrawal 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/>
          <table:table-cell table:style-name="ce5" table:formula="of:=[.D77]/1670*100" office:value-type="float" office:value="0.658682634730539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water withdrawal per capita 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/>
          <table:table-cell table:style-name="ce5" table:formula="of:=[.D78]/1670*100" office:value-type="float" office:value="0.658682634730539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ban population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79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ban population with access to safe drinking-water (JMP)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80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resources: total external renewable 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5" table:formula="of:=[.D81]/1670*100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Tabelle1.B2:Tabelle1.B1048576">
            <calcext:color-scale>
              <calcext:color-scale-entry calcext:value="0" calcext:type="minimum" calcext:color="#0080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abelle1.D3:Tabelle1.D81">
            <calcext:color-scale>
              <calcext:color-scale-entry calcext:value="0" calcext:type="minimum" calcext:color="#0080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Tabelle1.F1:Tabelle1.F1048576">
            <calcext:condition calcext:apply-style-name="Unbenannt1" calcext:value="&gt;10" calcext:base-cell-address="Tabelle1.F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benannt1" style:family="table-cell" style:parent-style-name="Default">
      <style:table-cell-properties fo:background-color="#8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0:28:26.444000000</meta:creation-date>
    <dc:date>2023-09-20T11:41:39.124000000</dc:date>
    <meta:editing-duration>PT1H13M10S</meta:editing-duration>
    <meta:editing-cycles>7</meta:editing-cycles>
    <meta:generator>LibreOffice/7.5.2.2$Windows_X86_64 LibreOffice_project/53bb9681a964705cf672590721dbc85eb4d0c3a2</meta:generator>
    <meta:document-statistic meta:table-count="1" meta:cell-count="322" meta:object-count="0"/>
  </office:meta>
</office:document-meta>
</file>